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opar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blocks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Blocks per proof: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80*64*2^10" office:value-type="float" office:value="5242880" calcext:value-type="float">
            <text:p>5242880</text:p>
          </table:table-cell>
          <table:table-cell/>
          <table:table-cell office:value-type="string" calcext:value-type="string">
            <text:p>(determines snark circuit siz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lock size:</text:p>
          </table:table-cell>
          <table:table-cell table:number-columns-repeated="2"/>
          <table:table-cell table:formula="of:=[.D3]/[.D2]" office:value-type="float" office:value="65536" calcext:value-type="float">
            <text:p>65536</text:p>
          </table:table-cell>
          <table:table-cell table:formula="of:=([.D5])/2^10" office:value-type="float" office:value="64" calcext:value-type="float">
            <text:p>64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5]" office:value-type="float" office:value="4294967296" calcext:value-type="float">
            <text:p>4294967296</text:p>
          </table:table-cell>
          <table:table-cell table:formula="of:=[.D6]/2^30" office:value-type="float" office:value="4" calcext:value-type="float">
            <text:p>4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131072" calcext:value-type="float">
            <text:p>131072</text:p>
          </table:table-cell>
          <table:table-cell table:formula="of:=[.D7]/2^10" office:value-type="float" office:value="128" calcext:value-type="float">
            <text:p>128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2" table:formula="of:=[.D1]&lt;=2^16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Custom Reed Solom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blocks:</text:p>
          </table:table-cell>
          <table:table-cell table:number-columns-repeated="2"/>
          <table:table-cell table:formula="of:=2^24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Blocks per proof: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80*64*2^10" office:value-type="float" office:value="5242880" calcext:value-type="float">
            <text:p>5242880</text:p>
          </table:table-cell>
          <table:table-cell/>
          <table:table-cell office:value-type="string" calcext:value-type="string">
            <text:p>(determines snark circuit siz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lock size:</text:p>
          </table:table-cell>
          <table:table-cell table:number-columns-repeated="2"/>
          <table:table-cell table:formula="of:=[.D3]/[.D2]" office:value-type="float" office:value="65536" calcext:value-type="float">
            <text:p>65536</text:p>
          </table:table-cell>
          <table:table-cell table:formula="of:=([.D5])/2^10" office:value-type="float" office:value="64" calcext:value-type="float">
            <text:p>64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5]" office:value-type="float" office:value="1099511627776" calcext:value-type="float">
            <text:p>1099511627776</text:p>
          </table:table-cell>
          <table:table-cell table:formula="of:=[.D6]/2^30" office:value-type="float" office:value="1024" calcext:value-type="float">
            <text:p>1024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50331648" calcext:value-type="float">
            <text:p>50331648</text:p>
          </table:table-cell>
          <table:table-cell table:formula="of:=[.D7]/2^10" office:value-type="float" office:value="49152" calcext:value-type="float">
            <text:p>49152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2" table:formula="of:=[.D1]&lt;=2^16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5:42:10.75499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4:49:59.209423624</meta:creation-date>
    <dc:date>2023-09-20T15:40:28.905702934</dc:date>
    <meta:editing-duration>PT39M27S</meta:editing-duration>
    <meta:editing-cycles>8</meta:editing-cycles>
    <meta:generator>LibreOffice/7.0.4.2$Linux_X86_64 LibreOffice_project/00$Build-2</meta:generator>
    <meta:document-statistic meta:table-count="2" meta:cell-count="50" meta:object-count="0"/>
  </office:meta>
</office:document-meta>
</file>